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2adb" officeooo:paragraph-rsid="00182adb"/>
    </style:style>
    <style:style style:name="P2" style:family="paragraph" style:parent-style-name="Standard">
      <style:paragraph-properties fo:text-align="start" style:justify-single-word="false"/>
      <style:text-properties officeooo:rsid="00182adb" officeooo:paragraph-rsid="00182adb"/>
    </style:style>
    <style:style style:name="P3" style:family="paragraph" style:parent-style-name="Standard">
      <style:paragraph-properties fo:text-align="center" style:justify-single-word="false"/>
      <style:text-properties fo:font-size="14pt" fo:font-weight="bold" officeooo:rsid="00182adb" officeooo:paragraph-rsid="00182adb"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82adb" officeooo:paragraph-rsid="00182adb"/>
    </style:style>
    <style:style style:name="P5" style:family="paragraph" style:parent-style-name="Standard">
      <style:paragraph-properties fo:text-align="start" style:justify-single-word="false"/>
      <style:text-properties style:text-underline-style="none" officeooo:rsid="00182adb" officeooo:paragraph-rsid="00182adb"/>
    </style:style>
    <style:style style:name="P6" style:family="paragraph" style:parent-style-name="Standard">
      <style:paragraph-properties fo:text-align="start" style:justify-single-word="false"/>
      <style:text-properties style:text-underline-style="none" officeooo:rsid="00198504" officeooo:paragraph-rsid="00198504"/>
    </style:style>
    <style:style style:name="P7" style:family="paragraph" style:parent-style-name="Standard">
      <style:paragraph-properties fo:text-align="start" style:justify-single-word="false"/>
      <style:text-properties style:text-underline-style="none" officeooo:rsid="001acac5" officeooo:paragraph-rsid="001acac5"/>
    </style:style>
    <style:style style:name="P8" style:family="paragraph" style:parent-style-name="Standard">
      <style:paragraph-properties fo:text-align="start" style:justify-single-word="false"/>
      <style:text-properties style:text-underline-style="none" officeooo:rsid="001c17c3" officeooo:paragraph-rsid="001c17c3"/>
    </style:style>
    <style:style style:name="P9" style:family="paragraph" style:parent-style-name="Standard">
      <style:paragraph-properties fo:text-align="start" style:justify-single-word="false"/>
      <style:text-properties style:text-underline-style="none" officeooo:rsid="001ebebc" officeooo:paragraph-rsid="00202ea2"/>
    </style:style>
    <style:style style:name="P10" style:family="paragraph" style:parent-style-name="Standard">
      <style:paragraph-properties fo:text-align="start" style:justify-single-word="false"/>
      <style:text-properties style:text-underline-style="none" officeooo:rsid="00202ea2" officeooo:paragraph-rsid="00202ea2"/>
    </style:style>
    <style:style style:name="T1" style:family="text">
      <style:text-properties officeooo:rsid="001d2dac"/>
    </style:style>
    <style:style style:name="T2" style:family="text">
      <style:text-properties officeooo:rsid="00202ea2"/>
    </style:style>
    <style:style style:name="T3" style:family="text">
      <style:text-properties officeooo:rsid="00226b7c"/>
    </style:style>
    <style:style style:name="T4" style:family="text">
      <style:text-properties officeooo:rsid="0022f5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rim Reflection Bachelor Thesis</text:p>
      <text:p text:style-name="P1"/>
      <text:p text:style-name="P4">General Information</text:p>
      <text:p text:style-name="P2">Student: Pia Erbrath (2300869)</text:p>
      <text:p text:style-name="P2">Company: codecentric AG</text:p>
      <text:p text:style-name="P2">Company Coach: Ni<text:span text:style-name="T3">k</text:span>o Blättermann</text:p>
      <text:p text:style-name="P2">University Coach: Ferd van Odenhoven</text:p>
      <text:p text:style-name="P2">Examinator: <text:span text:style-name="T4">C. Holz</text:span></text:p>
      <text:p text:style-name="P2">External Domain Expert: <text:span text:style-name="T4">H. Schuren</text:span></text:p>
      <text:p text:style-name="P2"/>
      <text:p text:style-name="P2"/>
      <text:p text:style-name="P2"/>
      <text:p text:style-name="P4">Reflection</text:p>
      <text:p text:style-name="P5"/>
      <text:p text:style-name="P6">As first point I need to say, that I am very happy with my company. I like the way of working and their thinking about life-work balance. Through the fact that I am a perfectionism, I mostly had problems to be satisfied with my work, but since I am at codecentric, I do not have it. Well OK, it is not the task I am really happy about, I had preferred a more programming related task, but the acceptance and help of my colleges is helpful to be satisfied with my work did until now. </text:p>
      <text:p text:style-name="P7">Yes it is annoying to travel every day at total around 4 hours to work and home, but there is currently no good other solution than using the train, because there I can read or make a bit of work, which I could not do if I would drive car. Also, the costs for a room or flat on time are quite <text:s/>high for the area Düsseldorf and Solingen, so that this is also not a possibility. </text:p>
      <text:p text:style-name="P7"/>
      <text:p text:style-name="P8">But back to the work and the company. I needed some time to register that the company only expect from me to do my bachelor thesis and not <text:span text:style-name="T1">a miracle. Currently I also accept my task, because I see that codecentric has a problem at the internal organization and I can help to reduce it. It was really surprising that they have such an issue internally, because from their representation I expected they are a modern company which uses also for its own business the newest technology they implement by their customers. But I learned that also a company like codecentric have their problems because of old traditions and processes no one take care to fit them with the time of growing. </text:span></text:p>
      <text:p text:style-name="P8"/>
      <text:p text:style-name="P9">Moreover, it is interesting to come in a new area with the topic electronic signature. There are some legal aspects and developments happen during the last years and I think it will become more popular. Important for that is the introduction of the electronic ID card. The world and the business will become more technical, because it saves time and money. <text:span text:style-name="T2">The topic contract management system is at all interesting, due to the fact that several IT areas are included like automation, user management, data privacy and security. I hope that I can get more knowledge about at least one of them.</text:span></text:p>
      <text:p text:style-name="P9"/>
      <text:p text:style-name="P10">Finally, I need to say that I am at the moment a bit frustrated about the amount of documents I need to create to fulfill the requirements of the university for the bachelor thesis and the project. There exist at the moment the feeling just want to start the design and implementation and ignore the deadlines and requirements. But I also want to pass the study and therefore I need to write a lo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31:18.730374461</meta:creation-date>
    <dc:date>2018-03-23T08:32:12.550377070</dc:date>
    <meta:editing-duration>PT2H4M33S</meta:editing-duration>
    <meta:editing-cycles>10</meta:editing-cycles>
    <meta:generator>LibreOffice/5.1.6.2$Linux_X86_64 LibreOffice_project/10m0$Build-2</meta:generator>
    <meta:document-statistic meta:table-count="0" meta:image-count="0" meta:object-count="0" meta:page-count="1" meta:paragraph-count="14" meta:word-count="501" meta:character-count="2770" meta:non-whitespace-character-count="2279"/>
  </office:meta>
</office:document-meta>
</file>